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color="#b3b3b3"/>
    </style:style>
    <style:style style:name="ce7" style:family="table-cell" style:parent-style-name="Default">
      <style:text-properties fo:color="#cccccc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1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9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8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9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7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9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2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0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0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0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0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0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 office:value-type="string">
            <text:p>Development</text:p>
          </table:table-cell>
          <table:table-cell table:style-name="ce6"/>
          <table:table-cell table:style-name="ce6" office:value-type="string">
            <text:p>High</text:p>
          </table:table-cell>
          <table:table-cell table:style-name="ce13" office:value-type="string">
            <text:p>setup Apache 2.4</text:p>
          </table:table-cell>
          <table:table-cell table:style-name="ce6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 office:value-type="string">
            <text:p>Development</text:p>
          </table:table-cell>
          <table:table-cell table:style-name="ce6"/>
          <table:table-cell table:style-name="ce6" office:value-type="string">
            <text:p>High</text:p>
          </table:table-cell>
          <table:table-cell table:style-name="ce13" office:value-type="string">
            <text:p>setup ant 1.8.4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 office:value-type="string">
            <text:p>Development</text:p>
          </table:table-cell>
          <table:table-cell table:style-name="ce6"/>
          <table:table-cell table:style-name="ce6" office:value-type="string">
            <text:p>High</text:p>
          </table:table-cell>
          <table:table-cell table:style-name="ce13" office:value-type="string">
            <text:p>setup tomcat</text:p>
          </table:table-cell>
          <table:table-cell table:style-name="ce6" office:value-type="string">
            <text:p>downloaded and extracted</text:p>
          </table:table-cell>
          <table:table-cell table:style-name="ce6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9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9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6" office:value-type="float" office:value="68">
            <text:p>68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High</text:p>
          </table:table-cell>
          <table:table-cell table:style-name="ce13" office:value-type="string">
            <text:p>Change genre table to tag table</text:p>
          </table:table-cell>
          <table:table-cell table:style-name="ce6" office:value-type="string">
            <text:p>Entails changing the genre.py script, models.py, genre.sql, genre_contains.sql, and most likely starting the script over from the beginning</text:p>
          </table:table-cell>
          <table:table-cell table:style-name="ce6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0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ement (see IDEAS section of NOTES)</text:p>
          </table:table-cell>
          <table:table-cell table:number-columns-repeated="1017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20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10-17T20:32:26</dc:date>
    <meta:editing-duration>P1DT6H5M42S</meta:editing-duration>
    <meta:editing-cycles>122</meta:editing-cycles>
    <meta:generator>LibreOffice/3.3$Unix LibreOffice_project/330m19$Build-401</meta:generator>
    <dc:creator>Tyler Hayes</dc:creator>
    <meta:document-statistic meta:table-count="3" meta:cell-count="483" meta:object-count="0"/>
    <meta:user-defined meta:name="Info 1"/>
    <meta:user-defined meta:name="Info 2"/>
    <meta:user-defined meta:name="Info 3"/>
    <meta:user-defined meta:name="Info 4"/>
  </office:meta>
</office:document-meta>
</file>